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35cm" fo:min-width="4.6cm"/>
    </style:style>
    <style:style style:name="gr2" style:family="graphic" style:parent-style-name="standard">
      <style:graphic-properties draw:textarea-horizontal-align="justify" draw:textarea-vertical-align="middle" draw:auto-grow-height="false" fo:min-height="10.35cm" fo:min-width="7cm"/>
    </style:style>
    <style:style style:name="gr3" style:family="graphic" style:parent-style-name="standard">
      <style:graphic-properties draw:textarea-horizontal-align="justify" draw:textarea-vertical-align="middle" draw:auto-grow-height="false" fo:min-height="10.25cm" fo:min-width="17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9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1.65cm" fo:min-width="1.2cm"/>
    </style:style>
    <style:style style:name="gr6" style:family="graphic" style:parent-style-name="standard">
      <style:graphic-properties draw:textarea-horizontal-align="justify" draw:textarea-vertical-align="middle" draw:auto-grow-height="false" fo:min-height="9.55cm" fo:min-width="3.3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05cm" fo:min-width="3.9cm"/>
    </style:style>
    <style:style style:name="gr8" style:family="graphic" style:parent-style-name="standard">
      <style:graphic-properties draw:fill-color="#72bf44" draw:textarea-horizontal-align="justify" draw:textarea-vertical-align="middle" draw:auto-grow-height="false" fo:min-height="1.65cm" fo:min-width="1.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2.85cm" fo:min-width="7.5cm"/>
    </style:style>
    <style:style style:name="gr11" style:family="graphic" style:parent-style-name="standard">
      <style:graphic-properties draw:fill-color="#f8aa97" draw:textarea-horizontal-align="justify" draw:textarea-vertical-align="middle" draw:auto-grow-height="false" fo:min-height="1.05cm" fo:min-width="3.9cm"/>
    </style:style>
    <style:style style:name="gr12" style:family="graphic" style:parent-style-name="standard">
      <style:graphic-properties draw:fill-color="#faa61a" draw:textarea-horizontal-align="justify" draw:textarea-vertical-align="middle" draw:auto-grow-height="false" fo:min-height="1.55cm" fo:min-width="4.9cm"/>
    </style:style>
    <style:style style:name="gr13" style:family="graphic" style:parent-style-name="standard">
      <style:graphic-properties draw:fill-color="#faa61a" draw:textarea-horizontal-align="justify" draw:textarea-vertical-align="middle" draw:auto-grow-height="false" fo:min-height="1.25cm" fo:min-width="2.3cm"/>
    </style:style>
    <style:style style:name="gr14" style:family="graphic" style:parent-style-name="standard">
      <style:graphic-properties draw:fill-color="#faa61a" draw:textarea-horizontal-align="justify" draw:textarea-vertical-align="middle" draw:auto-grow-height="false" fo:min-height="1.25cm" fo:min-width="7cm"/>
    </style:style>
    <style:style style:name="gr15" style:family="graphic" style:parent-style-name="objectwithoutfill">
      <style:graphic-properties draw:marker-end="Arrow" draw:marker-end-width="0.3cm" draw:fill="none" draw:fill-color="#f9a870" draw:textarea-vertical-align="middle"/>
    </style:style>
    <style:style style:name="gr16" style:family="graphic" style:parent-style-name="standard">
      <style:graphic-properties draw:fill-color="#faa61a" draw:textarea-horizontal-align="justify" draw:textarea-vertical-align="middle" draw:auto-grow-height="false" fo:min-height="1.25cm" fo:min-width="2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1.25cm" fo:min-width="3.9cm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10.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-color="#faa61a" draw:textarea-horizontal-align="justify" draw:textarea-vertical-align="middle" draw:auto-grow-height="false" fo:min-height="2.15cm" fo:min-width="6.2cm"/>
    </style:style>
    <style:style style:name="gr2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200"/>
      <style:paragraph-properties fo:text-align="center"/>
      <style:text-properties fo:font-size="18pt"/>
    </style:style>
    <style:style style:name="P7" style:family="paragraph">
      <loext:graphic-properties draw:fill-color="#faa61a"/>
      <style:paragraph-properties fo:text-align="center"/>
      <style:text-properties fo:font-size="18pt"/>
    </style:style>
    <style:style style:name="P8" style:family="paragraph">
      <loext:graphic-properties draw:fill-color="#72bf44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8aa97"/>
      <style:paragraph-properties fo:text-align="center"/>
      <style:text-properties fo:font-size="18pt"/>
    </style:style>
    <style:style style:name="P11" style:family="paragraph">
      <loext:graphic-properties draw:fill="none" draw:fill-color="#f9a870"/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-color="#faa61a"/>
      <style:paragraph-properties fo:text-align="center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5.1cm" svg:height="7.6cm" svg:x="6.1cm" svg:y="1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7.5cm" svg:height="10.6cm" svg:x="12.3cm" svg:y="1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18.3cm" svg:height="10.5cm" svg:x="1.3cm" svg:y="5.2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" draw:id="id1" draw:layer="layout" svg:width="4.418cm" svg:height="1.673cm" svg:x="1.9cm" svg:y="5.5cm">
          <draw:text-box>
            <text:p text:style-name="P3"><text:span text:style-name="T1">lan-</text:span><text:span text:style-name="T1">status.sh</text:span></text:p>
          </draw:text-box>
        </draw:frame>
        <draw:custom-shape draw:style-name="gr5" draw:text-style-name="P6" xml:id="id2" draw:id="id2" draw:layer="layout" svg:width="1.7cm" svg:height="1.9cm" svg:x="16.1cm" svg:y="5.5cm">
          <text:p text:style-name="P5">Si?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1.7cm" svg:height="1.9cm" svg:x="8.7cm" svg:y="6.8cm">
          <text:p text:style-name="P5">No?</text:p>
          <draw:enhanced-geometry svg:viewBox="0 0 21600 21600" draw:type="rectangle" draw:enhanced-path="M 0 0 L 21600 0 21600 21600 0 21600 0 0 Z N"/>
        </draw:custom-shape>
        <draw:custom-shape draw:style-name="gr6" draw:text-style-name="P5" xml:id="id17" draw:id="id17" draw:layer="layout" svg:width="3.8cm" svg:height="9.8cm" svg:x="1.4cm" svg:y="17.7cm"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4.4cm" svg:height="1.3cm" svg:x="14.729cm" svg:y="19.4cm">
          <text:p text:style-name="P5">ipnew = ipold?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1.7cm" svg:height="1.9cm" svg:x="17.429cm" svg:y="21.2cm">
          <text:p text:style-name="P5">Si?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1.7cm" svg:height="1.9cm" svg:x="14.729cm" svg:y="21.3cm">
          <text:p text:style-name="P5">No?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1.7cm" svg:height="1.9cm" svg:x="17.429cm" svg:y="24.1cm">
          <text:p text:style-name="P5">fin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6.318cm" svg:y1="6.336cm" svg:x2="16.1cm" svg:y2="6.45cm" draw:start-shape="id1" draw:start-glue-point="1" draw:end-shape="id2" draw:end-glue-point="3" svg:d="M6318 6336h4891v114h4891" svg:viewBox="0 0 9783 115">
          <text:p/>
        </draw:connector>
        <draw:connector draw:style-name="gr9" draw:text-style-name="P9" draw:layer="layout" svg:x1="16.929cm" svg:y1="20.7cm" svg:x2="18.279cm" svg:y2="21.2cm" draw:start-shape="id3" draw:start-glue-point="2" draw:end-shape="id4" draw:end-glue-point="0" svg:d="M16929 20700v250h1350v250" svg:viewBox="0 0 1351 501">
          <text:p/>
        </draw:connector>
        <draw:connector draw:style-name="gr9" draw:text-style-name="P9" draw:layer="layout" svg:x1="16.929cm" svg:y1="20.7cm" svg:x2="15.579cm" svg:y2="21.3cm" draw:start-shape="id3" draw:start-glue-point="2" draw:end-shape="id5" draw:end-glue-point="0" svg:d="M16929 20700v300h-1350v300" svg:viewBox="0 0 1351 601">
          <text:p/>
        </draw:connector>
        <draw:connector draw:style-name="gr9" draw:text-style-name="P9" draw:layer="layout" svg:x1="18.279cm" svg:y1="23.1cm" svg:x2="18.279cm" svg:y2="24.1cm" draw:start-shape="id4" draw:start-glue-point="2" draw:end-shape="id6" draw:end-glue-point="0" svg:d="M18279 23100v1000" svg:viewBox="0 0 1 1001">
          <text:p/>
        </draw:connector>
        <draw:custom-shape draw:style-name="gr10" draw:text-style-name="P7" xml:id="id13" draw:id="id13" draw:layer="layout" svg:width="8cm" svg:height="3.1cm" svg:x="2.6cm" svg:y="12.1cm">
          <text:p text:style-name="P5">Cp crontab &gt; crontab.tipo</text:p>
          <text:p text:style-name="P5">lan-status[10min]&gt;&gt;crontab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4" draw:id="id14" draw:layer="layout" svg:width="4.4cm" svg:height="1.3cm" svg:x="2.515cm" svg:y="2.413cm">
          <text:p text:style-name="P5">Crontab</text:p>
          <draw:enhanced-geometry svg:viewBox="0 0 21600 21600" draw:type="rectangle" draw:enhanced-path="M 0 0 L 21600 0 21600 21600 0 21600 0 0 Z N"/>
        </draw:custom-shape>
        <draw:custom-shape draw:style-name="gr12" draw:text-style-name="P7" xml:id="id11" draw:id="id11" draw:layer="layout" svg:width="5.4cm" svg:height="1.8cm" svg:x="2.6cm" svg:y="8.3cm">
          <text:p text:style-name="P5">Cronr?</text:p>
          <text:p text:style-name="P5">|no| <text:s text:c="15"/>|si|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7" draw:id="id7" draw:layer="layout" svg:width="2.8cm" svg:height="1.5cm" svg:x="15.6cm" svg:y="8.3cm">
          <text:p text:style-name="P5">cronr&gt;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8" draw:id="id8" draw:layer="layout" svg:width="7.5cm" svg:height="1.5cm" svg:x="11.9cm" svg:y="11.5cm">
          <text:p text:style-name="P5">Cp crontab.tipo &gt; crontab</text:p>
          <draw:enhanced-geometry svg:viewBox="0 0 21600 21600" draw:type="rectangle" draw:enhanced-path="M 0 0 L 21600 0 21600 21600 0 21600 0 0 Z N"/>
        </draw:custom-shape>
        <draw:connector draw:style-name="gr15" draw:text-style-name="P11" draw:layer="layout" svg:x1="16.95cm" svg:y1="7.4cm" svg:x2="17cm" svg:y2="8.3cm" draw:start-shape="id2" draw:start-glue-point="2" draw:end-shape="id7" draw:end-glue-point="0" svg:d="M16950 7400v450h50v450" svg:viewBox="0 0 51 901">
          <text:p/>
        </draw:connector>
        <draw:connector draw:style-name="gr15" draw:text-style-name="P11" draw:layer="layout" svg:x1="17cm" svg:y1="9.8cm" svg:x2="15.65cm" svg:y2="11.5cm" draw:start-shape="id7" draw:start-glue-point="2" draw:end-shape="id8" svg:d="M17000 9800v850h-1350v850" svg:viewBox="0 0 1351 1701">
          <text:p/>
        </draw:connector>
        <draw:connector draw:style-name="gr15" draw:text-style-name="P11" draw:layer="layout" svg:x1="15.65cm" svg:y1="13cm" svg:x2="16.05cm" svg:y2="17.9cm" draw:start-shape="id8" draw:start-glue-point="2" draw:end-shape="id9" draw:end-glue-point="0" svg:d="M15650 13000v2450h400v2450" svg:viewBox="0 0 401 4901">
          <text:p/>
        </draw:connector>
        <draw:connector draw:style-name="gr15" draw:text-style-name="P11" draw:layer="layout" svg:x1="6.318cm" svg:y1="6.336cm" svg:x2="9.55cm" svg:y2="6.8cm" draw:start-shape="id1" draw:start-glue-point="1" draw:end-shape="id10" draw:end-glue-point="0" svg:d="M6318 6336h1191v-37h2041v501" svg:viewBox="0 0 3233 502">
          <text:p/>
        </draw:connector>
        <draw:connector draw:style-name="gr15" draw:text-style-name="P11" draw:layer="layout" svg:x1="8.7cm" svg:y1="7.75cm" svg:x2="5.3cm" svg:y2="8.3cm" draw:start-shape="id10" draw:start-glue-point="3" draw:end-shape="id11" draw:end-glue-point="0" svg:d="M8700 7750h-3400v550" svg:viewBox="0 0 3401 551">
          <text:p/>
        </draw:connector>
        <draw:custom-shape draw:style-name="gr16" draw:text-style-name="P7" xml:id="id12" draw:id="id12" draw:layer="layout" svg:width="2.6cm" svg:height="1.5cm" svg:x="2.6cm" svg:y="10.3cm">
          <text:p text:style-name="P5">cronr&gt;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1" draw:layer="layout" svg:x1="2.6cm" svg:y1="9.2cm" svg:x2="2.6cm" svg:y2="11.05cm" draw:start-shape="id11" draw:start-glue-point="3" draw:end-shape="id12" draw:end-glue-point="3" svg:d="M2600 9200h-501v1850h501" svg:viewBox="0 0 502 1851">
          <text:p/>
        </draw:connector>
        <draw:connector draw:style-name="gr15" draw:text-style-name="P11" draw:layer="layout" svg:x1="5.2cm" svg:y1="11.05cm" svg:x2="6.6cm" svg:y2="12.1cm" draw:start-shape="id12" draw:start-glue-point="1" draw:end-shape="id13" draw:end-glue-point="0" svg:d="M5200 11050h1400v1050" svg:viewBox="0 0 1401 1051">
          <text:p/>
        </draw:connector>
        <draw:connector draw:style-name="gr15" draw:text-style-name="P11" draw:layer="layout" draw:line-skew="-0.399cm" svg:x1="2.6cm" svg:y1="13.65cm" svg:x2="2.515cm" svg:y2="3.063cm" draw:start-shape="id13" draw:start-glue-point="3" draw:end-shape="id14" svg:d="M2600 13650h-985v-10587h900" svg:viewBox="0 0 986 10588">
          <text:p/>
        </draw:connector>
        <draw:connector draw:style-name="gr15" draw:text-style-name="P11" draw:layer="layout" draw:line-skew="0.25cm" svg:x1="4.715cm" svg:y1="3.713cm" svg:x2="10.45cm" svg:y2="5.2cm" draw:start-shape="id14" draw:start-glue-point="2" draw:end-shape="id15" draw:end-glue-point="0" svg:d="M4715 3713v994h5735v493" svg:viewBox="0 0 5736 1488">
          <text:p/>
        </draw:connector>
        <draw:connector draw:style-name="gr15" draw:text-style-name="P11" draw:layer="layout" draw:line-skew="-0.201cm -1cm" svg:x1="8cm" svg:y1="9.2cm" svg:x2="2.515cm" svg:y2="3.063cm" draw:start-shape="id11" draw:start-glue-point="1" draw:end-shape="id14" draw:end-glue-point="3" svg:d="M8000 9200h300v-4193h-6286v-1944h501" svg:viewBox="0 0 6287 6138">
          <text:p/>
        </draw:connector>
        <draw:frame draw:style-name="gr17" draw:text-style-name="P4" draw:layer="layout" svg:width="4.05cm" svg:height="1.1cm" svg:x="12.55cm" svg:y="18.1cm">
          <draw:text-box>
            <text:p text:style-name="P3"><text:span text:style-name="T1">e</text:span><text:span text:style-name="T1">q</text:span><text:span text:style-name="T1">u</text:span><text:span text:style-name="T1">a</text:span><text:span text:style-name="T1">l-</text:span><text:span text:style-name="T1">i</text:span><text:span text:style-name="T1">p</text:span><text:span text:style-name="T1">.</text:span><text:span text:style-name="T1">s</text:span><text:span text:style-name="T1">h</text:span></text:p>
          </draw:text-box>
        </draw:frame>
        <draw:custom-shape draw:style-name="gr18" draw:text-style-name="P7" xml:id="id16" draw:id="id16" draw:layer="layout" svg:width="4.4cm" svg:height="1.5cm" svg:x="12.744cm" svg:y="24.357cm">
          <text:p text:style-name="P5">ipnew&gt;ipold.i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svg:x1="15.579cm" svg:y1="23.2cm" svg:x2="14.944cm" svg:y2="24.357cm" draw:start-shape="id5" draw:start-glue-point="2" draw:end-shape="id16" draw:end-glue-point="0" svg:d="M15579 23200v579h-635v578" svg:viewBox="0 0 636 1158">
          <text:p/>
        </draw:connector>
        <draw:connector draw:style-name="gr9" draw:text-style-name="P9" draw:layer="layout" draw:line-skew="2.828cm" svg:x1="12.744cm" svg:y1="25.107cm" svg:x2="3.3cm" svg:y2="17.7cm" draw:start-shape="id16" draw:start-glue-point="3" draw:end-shape="id17" draw:end-glue-point="0" svg:d="M12744 25107h-944v-7908h-8500v501" svg:viewBox="0 0 9445 7909">
          <text:p/>
        </draw:connector>
        <draw:custom-shape draw:style-name="gr19" draw:text-style-name="P12" xml:id="id18" draw:id="id18" draw:layer="layout" svg:width="11.3cm" svg:height="3cm" svg:x="8.5cm" svg:y="1.2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3.258cm" svg:height="0.962cm" svg:x="9.142cm" svg:y="1.8cm">
          <draw:text-box>
            <text:p><text:span text:style-name="T1">install.</text:span><text:span text:style-name="T1">sh</text:span></text:p>
          </draw:text-box>
        </draw:frame>
        <draw:custom-shape draw:style-name="gr21" draw:text-style-name="P14" draw:layer="layout" svg:width="6.7cm" svg:height="2.4cm" svg:x="12.9cm" svg:y="1.5cm">
          <text:p text:style-name="P2">comando&gt;&gt;crontab</text:p>
          <text:p text:style-name="P2">crontab&gt;crontab.tipo</text:p>
          <text:p text:style-name="P2">Permisos y propietario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8.5cm" svg:y1="2.7cm" svg:x2="6.915cm" svg:y2="3.063cm" draw:start-shape="id18" draw:start-glue-point="3" draw:end-shape="id14" draw:end-glue-point="1" svg:d="M8500 2700h-792v363h-793" svg:viewBox="0 0 1586 364">
          <text:p/>
        </draw:connector>
        <draw:custom-shape draw:style-name="gr7" draw:text-style-name="P14" draw:layer="layout" svg:width="4.4cm" svg:height="1.3cm" svg:x="6.4cm" svg:y="19.1cm">
          <text:p text:style-name="P2">libreta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7cm" svg:height="1.9cm" svg:x="2.4cm" svg:y="24.9cm">
          <text:p text:style-name="P2">fin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3.647cm" svg:height="0.962cm" svg:x="1.453cm" svg:y="17.938cm">
          <draw:text-box>
            <text:p text:style-name="P16"><text:span text:style-name="T1">mailing.sh</text:span></text:p>
          </draw:text-box>
        </draw:frame>
        <draw:custom-shape draw:style-name="gr7" draw:text-style-name="P14" draw:layer="layout" svg:width="4.4cm" svg:height="1.3cm" svg:x="6.4cm" svg:y="20.8cm">
          <text:p text:style-name="P2">mensaje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4.4cm" svg:height="1.3cm" svg:x="6.4cm" svg:y="22.6cm">
          <text:p text:style-name="P2">asunto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4.4cm" svg:height="1.3cm" svg:x="6.4cm" svg:y="24.3cm">
          <text:p text:style-name="P2">remitente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svg:x1="6.1cm" svg:y1="22.5cm" svg:x2="5.2cm" svg:y2="22.6cm" draw:start-shape="id19" draw:start-glue-point="3" draw:end-shape="id17" draw:end-glue-point="1" svg:d="M6100 22500h-450v100h-450" svg:viewBox="0 0 901 101">
          <text:p/>
        </draw:connector>
        <draw:frame draw:style-name="gr20" draw:text-style-name="P13" draw:layer="layout" svg:width="3.508cm" svg:height="0.962cm" svg:x="1.3cm" svg:y="1.2cm">
          <draw:text-box>
            <text:p text:style-name="P16"><text:span text:style-name="T1">lo</text:span><text:span text:style-name="T1">ca</text:span><text:span text:style-name="T1">l-</text:span><text:span text:style-name="T1">no</text:span><text:span text:style-name="T1">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20:30:58.081728316</meta:creation-date>
    <dc:date>2019-06-15T21:59:44.299457534</dc:date>
    <meta:editing-duration>PT1H27M22S</meta:editing-duration>
    <meta:editing-cycles>16</meta:editing-cycles>
    <meta:generator>LibreOffice/6.0.7.3$Linux_X86_64 LibreOffice_project/00m0$Build-3</meta:generator>
    <meta:document-statistic meta:object-count="47"/>
  </office:meta>
</office:document-meta>
</file>